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546cm" fo:min-width="1.296cm" fo:padding-top="0.151cm" fo:padding-bottom="0.151cm" fo:padding-left="0.276cm" fo:padding-right="0.276cm"/>
    </style:style>
    <style:style style:name="gr2" style:family="graphic" style:parent-style-name="Object_20_with_20_no_20_fill_20_and_20_no_20_line">
      <style:graphic-properties draw:stroke="none" svg:stroke-width="0.053cm" svg:stroke-color="#000000" draw:marker-start-width="0.279cm" draw:marker-end-width="0.279cm" draw:textarea-horizontal-align="center" draw:textarea-vertical-align="middle" fo:padding-top="0.151cm" fo:padding-bottom="0.151cm" fo:padding-left="0.276cm" fo:padding-right="0.276cm" draw:ole-draw-aspect="1" style:protect="size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494cm" fo:min-width="1.244cm" fo:padding-top="0.151cm" fo:padding-bottom="0.151cm" fo:padding-left="0.276cm" fo:padding-right="0.276cm"/>
    </style:style>
    <style:style style:name="gr4" style:family="graphic" style:parent-style-name="objectwithoutfill">
      <style:graphic-properties draw:stroke="soli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6.578cm" fo:min-width="4.897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.937cm" fo:min-width="4.21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6.526cm" fo:min-width="3.713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.937cm" fo:min-width="4.781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6.526cm" fo:min-width="11.196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0.937cm" fo:min-width="0cm" fo:padding-top="0.151cm" fo:padding-bottom="0.151cm" fo:padding-left="0.276cm" fo:padding-right="0.276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iberation Serif" fo:font-size="24pt" style:font-size-asian="24pt" style:font-size-complex="24pt"/>
    </style:style>
    <style:style style:name="T1" style:family="text">
      <style:text-properties style:font-name="Liberation Seri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2.54cm" svg:x="1.827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79cm" svg:height="1.589cm" svg:x="2.453cm" svg:y="3.5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" draw:text-style-name="P1" xml:id="id3" draw:id="id3" draw:layer="layout" svg:width="2.54cm" svg:height="2.54cm" svg:x="1.82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86cm" svg:height="1.589cm" svg:x="2.453cm" svg:y="7.6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1" xml:id="id4" draw:id="id4" draw:layer="layout" svg:width="2.54cm" svg:height="2.54cm" svg:x="1.827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1.589cm" svg:x="2.453cm" svg:y="15.28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948cm" svg:height="1.105cm" svg:x="2.771cm" svg:y="11.7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4" draw:text-style-name="P3" draw:layer="layout" draw:type="line" svg:x1="4.367cm" svg:y1="4.492cm" svg:x2="10.12cm" svg:y2="4.457cm" draw:start-shape="id1" draw:start-glue-point="10" draw:end-shape="id2" draw:end-glue-point="6" svg:d="M4367 4492l5753-35" svg:viewBox="0 0 5754 36">
          <text:p/>
        </draw:connector>
        <draw:connector draw:style-name="gr4" draw:text-style-name="P3" draw:layer="layout" draw:type="line" svg:x1="4.367cm" svg:y1="8.62cm" svg:x2="10.12cm" svg:y2="4.457cm" draw:start-shape="id3" draw:start-glue-point="10" draw:end-shape="id2" draw:end-glue-point="6" svg:d="M4367 8620l5753-4163" svg:viewBox="0 0 5754 4164">
          <text:p/>
        </draw:connector>
        <draw:connector draw:style-name="gr4" draw:text-style-name="P3" draw:layer="layout" draw:type="line" svg:x1="4.367cm" svg:y1="16.24cm" svg:x2="10.12cm" svg:y2="4.457cm" draw:start-shape="id4" draw:start-glue-point="10" draw:end-shape="id2" draw:end-glue-point="6" svg:d="M4367 16240l5753-11783" svg:viewBox="0 0 5754 11784">
          <text:p/>
        </draw:connector>
        <draw:custom-shape draw:style-name="gr5" draw:text-style-name="P3" draw:layer="layout" svg:width="5.397cm" svg:height="16.828cm" svg:x="1cm" svg:y="2.58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77cm" svg:height="1.239cm" svg:x="1.4cm" svg:y="1.135cm">
          <draw:text-box>
            <text:p><text:span text:style-name="T1">Input Layer:</text:span></text:p>
          </draw:text-box>
        </draw:frame>
        <draw:custom-shape draw:style-name="gr3" draw:text-style-name="P1" xml:id="id10" draw:id="id10" draw:layer="layout" svg:width="2.54cm" svg:height="2.54cm" svg:x="23.227cm" svg:y="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8cm" svg:height="1.589cm" svg:x="23.853cm" svg:y="3.55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3" draw:text-style-name="P1" xml:id="id11" draw:id="id11" draw:layer="layout" svg:width="2.54cm" svg:height="2.54cm" svg:x="23.227cm" svg:y="7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87cm" svg:height="1.589cm" svg:x="23.853cm" svg:y="7.68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3" draw:text-style-name="P1" xml:id="id12" draw:id="id12" draw:layer="layout" svg:width="2.54cm" svg:height="2.54cm" svg:x="23.227cm" svg:y="1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43cm" svg:height="1.589cm" svg:x="23.853cm" svg:y="15.30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0.948cm" svg:height="1.105cm" svg:x="24.171cm" svg:y="11.80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7" draw:text-style-name="P3" draw:layer="layout" svg:width="4.265cm" svg:height="16.828cm" svg:x="22.4cm" svg:y="2.60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333cm" svg:height="1.239cm" svg:x="22.055cm" svg:y="1.083cm">
          <draw:text-box>
            <text:p><text:span text:style-name="T1">Output Layer:</text:span></text:p>
          </draw:text-box>
        </draw:frame>
        <draw:custom-shape draw:style-name="gr3" draw:text-style-name="P1" xml:id="id2" draw:id="id2" draw:layer="layout" svg:width="2.54cm" svg:height="2.54cm" svg:x="10.12cm" svg:y="3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47cm" svg:height="1.589cm" svg:x="10.746cm" svg:y="3.50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3" draw:text-style-name="P1" xml:id="id5" draw:id="id5" draw:layer="layout" svg:width="2.54cm" svg:height="2.54cm" svg:x="10.12cm" svg:y="7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54cm" svg:height="1.589cm" svg:x="10.746cm" svg:y="7.63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3" draw:text-style-name="P1" xml:id="id6" draw:id="id6" draw:layer="layout" svg:width="2.54cm" svg:height="2.54cm" svg:x="10.12cm" svg:y="14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96cm" svg:height="1.697cm" svg:x="10.682cm" svg:y="15.28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948cm" svg:height="1.105cm" svg:x="11.064cm" svg:y="11.7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3" draw:text-style-name="P1" xml:id="id7" draw:id="id7" draw:layer="layout" svg:width="2.54cm" svg:height="2.54cm" svg:x="16.875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9cm" svg:height="1.589cm" svg:x="17.501cm" svg:y="3.5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3" draw:text-style-name="P1" xml:id="id8" draw:id="id8" draw:layer="layout" svg:width="2.54cm" svg:height="2.54cm" svg:x="16.87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36cm" svg:height="1.589cm" svg:x="17.501cm" svg:y="7.66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3" draw:text-style-name="P1" xml:id="id9" draw:id="id9" draw:layer="layout" svg:width="2.54cm" svg:height="2.54cm" svg:x="16.875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83cm" svg:height="1.697cm" svg:x="17.501cm" svg:y="15.28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" draw:layer="layout" svg:width="0.948cm" svg:height="1.105cm" svg:x="17.819cm" svg:y="11.79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9" draw:text-style-name="P3" draw:layer="layout" svg:width="11.748cm" svg:height="16.828cm" svg:x="8.937cm" svg:y="2.587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.367cm" svg:y1="8.62cm" svg:x2="10.12cm" svg:y2="8.585cm" draw:start-shape="id3" draw:start-glue-point="10" draw:end-shape="id5" draw:end-glue-point="6" svg:d="M4367 8620l5753-35" svg:viewBox="0 0 5754 36">
          <text:p/>
        </draw:connector>
        <draw:connector draw:style-name="gr4" draw:text-style-name="P3" draw:layer="layout" draw:type="line" svg:x1="4.367cm" svg:y1="8.62cm" svg:x2="10.12cm" svg:y2="16.205cm" draw:start-shape="id3" draw:start-glue-point="10" draw:end-shape="id6" draw:end-glue-point="6" svg:d="M4367 8620l5753 7585" svg:viewBox="0 0 5754 7586">
          <text:p/>
        </draw:connector>
        <draw:connector draw:style-name="gr4" draw:text-style-name="P3" draw:layer="layout" draw:type="line" svg:x1="4.367cm" svg:y1="16.24cm" svg:x2="10.12cm" svg:y2="8.585cm" draw:start-shape="id4" draw:start-glue-point="10" draw:end-shape="id5" draw:end-glue-point="6" svg:d="M4367 16240l5753-7655" svg:viewBox="0 0 5754 7656">
          <text:p/>
        </draw:connector>
        <draw:connector draw:style-name="gr4" draw:text-style-name="P3" draw:layer="layout" draw:type="line" svg:x1="4.367cm" svg:y1="16.24cm" svg:x2="10.12cm" svg:y2="16.205cm" draw:start-shape="id4" draw:start-glue-point="10" draw:end-shape="id6" draw:end-glue-point="6" svg:d="M4367 16240l5753-35" svg:viewBox="0 0 5754 36">
          <text:p/>
        </draw:connector>
        <draw:connector draw:style-name="gr4" draw:text-style-name="P3" draw:layer="layout" draw:type="line" svg:x1="12.66cm" svg:y1="4.457cm" svg:x2="16.875cm" svg:y2="4.492cm" draw:start-shape="id2" draw:start-glue-point="10" draw:end-shape="id7" draw:end-glue-point="6" svg:d="M12660 4457l4215 35" svg:viewBox="0 0 4216 36">
          <text:p/>
        </draw:connector>
        <draw:connector draw:style-name="gr4" draw:text-style-name="P3" draw:layer="layout" draw:type="line" svg:x1="12.66cm" svg:y1="4.457cm" svg:x2="16.875cm" svg:y2="8.62cm" draw:start-shape="id2" draw:start-glue-point="10" draw:end-shape="id8" draw:end-glue-point="6" svg:d="M12660 4457l4215 4163" svg:viewBox="0 0 4216 4164">
          <text:p/>
        </draw:connector>
        <draw:connector draw:style-name="gr4" draw:text-style-name="P3" draw:layer="layout" draw:type="line" svg:x1="12.66cm" svg:y1="4.457cm" svg:x2="16.875cm" svg:y2="16.24cm" draw:start-shape="id2" draw:end-shape="id9" draw:end-glue-point="6" svg:d="M12660 4457l4215 11783" svg:viewBox="0 0 4216 11784">
          <text:p/>
        </draw:connector>
        <draw:connector draw:style-name="gr4" draw:text-style-name="P3" draw:layer="layout" draw:type="line" svg:x1="12.66cm" svg:y1="8.585cm" svg:x2="16.875cm" svg:y2="4.492cm" draw:start-shape="id5" draw:start-glue-point="10" draw:end-shape="id7" draw:end-glue-point="6" svg:d="M12660 8585l4215-4093" svg:viewBox="0 0 4216 4094">
          <text:p/>
        </draw:connector>
        <draw:connector draw:style-name="gr4" draw:text-style-name="P3" draw:layer="layout" draw:type="line" svg:x1="12.66cm" svg:y1="8.585cm" svg:x2="16.875cm" svg:y2="8.62cm" draw:start-shape="id5" draw:start-glue-point="10" draw:end-shape="id8" draw:end-glue-point="6" svg:d="M12660 8585l4215 35" svg:viewBox="0 0 4216 36">
          <text:p/>
        </draw:connector>
        <draw:connector draw:style-name="gr4" draw:text-style-name="P3" draw:layer="layout" draw:type="line" svg:x1="12.66cm" svg:y1="8.585cm" svg:x2="16.875cm" svg:y2="16.24cm" draw:start-shape="id5" draw:start-glue-point="10" draw:end-shape="id9" draw:end-glue-point="6" svg:d="M12660 8585l4215 7655" svg:viewBox="0 0 4216 7656">
          <text:p/>
        </draw:connector>
        <draw:connector draw:style-name="gr4" draw:text-style-name="P3" draw:layer="layout" draw:type="line" svg:x1="12.66cm" svg:y1="16.205cm" svg:x2="16.875cm" svg:y2="8.62cm" draw:start-shape="id6" draw:start-glue-point="10" draw:end-shape="id8" draw:end-glue-point="6" svg:d="M12660 16205l4215-7585" svg:viewBox="0 0 4216 7586">
          <text:p/>
        </draw:connector>
        <draw:connector draw:style-name="gr4" draw:text-style-name="P3" draw:layer="layout" draw:type="line" svg:x1="12.66cm" svg:y1="16.205cm" svg:x2="16.875cm" svg:y2="16.24cm" draw:start-shape="id6" draw:start-glue-point="10" draw:end-shape="id9" draw:end-glue-point="6" svg:d="M12660 16205l4215 35" svg:viewBox="0 0 4216 36">
          <text:p/>
        </draw:connector>
        <draw:connector draw:style-name="gr4" draw:text-style-name="P3" draw:layer="layout" draw:type="line" svg:x1="12.66cm" svg:y1="16.205cm" svg:x2="16.875cm" svg:y2="4.492cm" draw:start-shape="id6" draw:start-glue-point="10" draw:end-shape="id7" draw:end-glue-point="6" svg:d="M12660 16205l4215-11713" svg:viewBox="0 0 4216 11714">
          <text:p/>
        </draw:connector>
        <draw:connector draw:style-name="gr4" draw:text-style-name="P3" draw:layer="layout" draw:type="line" svg:x1="19.415cm" svg:y1="4.492cm" svg:x2="23.227cm" svg:y2="4.506cm" draw:start-shape="id7" draw:start-glue-point="10" draw:end-shape="id10" draw:end-glue-point="6" svg:d="M19415 4492l3812 14" svg:viewBox="0 0 3813 15">
          <text:p/>
        </draw:connector>
        <draw:connector draw:style-name="gr4" draw:text-style-name="P3" draw:layer="layout" draw:type="line" svg:x1="19.415cm" svg:y1="4.492cm" svg:x2="23.227cm" svg:y2="8.634cm" draw:start-shape="id7" draw:start-glue-point="10" draw:end-shape="id11" draw:end-glue-point="6" svg:d="M19415 4492l3812 4142" svg:viewBox="0 0 3813 4143">
          <text:p/>
        </draw:connector>
        <draw:connector draw:style-name="gr4" draw:text-style-name="P3" draw:layer="layout" draw:type="line" svg:x1="19.415cm" svg:y1="4.492cm" svg:x2="23.227cm" svg:y2="16.254cm" draw:start-shape="id7" draw:start-glue-point="10" draw:end-shape="id12" draw:end-glue-point="6" svg:d="M19415 4492l3812 11762" svg:viewBox="0 0 3813 11763">
          <text:p/>
        </draw:connector>
        <draw:connector draw:style-name="gr4" draw:text-style-name="P3" draw:layer="layout" draw:type="line" svg:x1="19.415cm" svg:y1="8.62cm" svg:x2="23.227cm" svg:y2="4.506cm" draw:start-shape="id8" draw:start-glue-point="10" draw:end-shape="id10" draw:end-glue-point="6" svg:d="M19415 8620l3812-4114" svg:viewBox="0 0 3813 4115">
          <text:p/>
        </draw:connector>
        <draw:connector draw:style-name="gr4" draw:text-style-name="P3" draw:layer="layout" draw:type="line" svg:x1="19.415cm" svg:y1="8.62cm" svg:x2="23.227cm" svg:y2="8.634cm" draw:start-shape="id8" draw:start-glue-point="10" draw:end-shape="id11" draw:end-glue-point="6" svg:d="M19415 8620l3812 14" svg:viewBox="0 0 3813 15">
          <text:p/>
        </draw:connector>
        <draw:connector draw:style-name="gr4" draw:text-style-name="P3" draw:layer="layout" draw:type="line" svg:x1="19.415cm" svg:y1="8.62cm" svg:x2="23.227cm" svg:y2="16.254cm" draw:start-shape="id8" draw:start-glue-point="10" draw:end-shape="id12" draw:end-glue-point="6" svg:d="M19415 8620l3812 7634" svg:viewBox="0 0 3813 7635">
          <text:p/>
        </draw:connector>
        <draw:connector draw:style-name="gr4" draw:text-style-name="P3" draw:layer="layout" draw:type="line" svg:x1="19.415cm" svg:y1="16.24cm" svg:x2="23.227cm" svg:y2="16.254cm" draw:start-shape="id9" draw:start-glue-point="10" draw:end-shape="id12" draw:end-glue-point="6" svg:d="M19415 16240l3812 14" svg:viewBox="0 0 3813 15">
          <text:p/>
        </draw:connector>
        <draw:connector draw:style-name="gr4" draw:text-style-name="P3" draw:layer="layout" draw:type="line" svg:x1="19.415cm" svg:y1="16.24cm" svg:x2="23.227cm" svg:y2="8.634cm" draw:start-shape="id9" draw:start-glue-point="10" draw:end-shape="id11" draw:end-glue-point="6" svg:d="M19415 16240l3812-7606" svg:viewBox="0 0 3813 7607">
          <text:p/>
        </draw:connector>
        <draw:connector draw:style-name="gr4" draw:text-style-name="P3" draw:layer="layout" draw:type="line" svg:x1="19.415cm" svg:y1="16.24cm" svg:x2="23.227cm" svg:y2="4.506cm" draw:start-shape="id9" draw:start-glue-point="10" draw:end-shape="id10" draw:end-glue-point="6" svg:d="M19415 16240l3812-11734" svg:viewBox="0 0 3813 11735">
          <text:p/>
        </draw:connector>
        <draw:frame draw:style-name="gr10" draw:text-style-name="P4" draw:layer="layout" svg:width="6.032cm" svg:height="1.239cm" svg:x="12.36cm" svg:y="1.031cm">
          <draw:text-box>
            <text:p><text:span text:style-name="T1">Hidden Layers:</text:span></text:p>
          </draw:text-box>
        </draw:frame>
        <draw:connector draw:style-name="gr11" draw:text-style-name="P3" draw:layer="layout" draw:type="line" svg:x1="4.367cm" svg:y1="4.492cm" svg:x2="10.12cm" svg:y2="8.585cm" draw:start-shape="id1" draw:start-glue-point="10" draw:end-shape="id5" draw:end-glue-point="6" svg:d="M4367 4492l5753 4093" svg:viewBox="0 0 5754 409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5T00:04:48.935000000</meta:creation-date>
    <dc:date>2024-04-15T13:28:47.482000000</dc:date>
    <meta:editing-duration>PT6M2S</meta:editing-duration>
    <meta:editing-cycles>3</meta:editing-cycles>
    <meta:generator>LibreOffice/7.3.1.3$Windows_X86_64 LibreOffice_project/a69ca51ded25f3eefd52d7bf9a5fad8c90b87951</meta:generator>
    <meta:document-statistic meta:object-count="60"/>
  </office:meta>
</office:document-meta>
</file>

<file path=Object 1/content.xml><?xml version="1.0" encoding="utf-8"?>
<math xmlns="http://www.w3.org/1998/Math/MathML" display="block">
  <semantics>
    <mo stretchy="false">⋮</mo>
    <annotation encoding="StarMath 5.0"> dotsvert </annotation>
  </semantics>
</math>
</file>

<file path=Object 10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1/content.xml><?xml version="1.0" encoding="utf-8"?>
<math xmlns="http://www.w3.org/1998/Math/MathML" display="block">
  <semantics>
    <msub>
      <mi>s</mi>
      <msub>
        <mi>h</mi>
        <mn>1</mn>
      </msub>
    </msub>
    <annotation encoding="StarMath 5.0">s_{ h_1 }

</annotation>
  </semantics>
</math>
</file>

<file path=Object 12/content.xml><?xml version="1.0" encoding="utf-8"?>
<math xmlns="http://www.w3.org/1998/Math/MathML" display="block">
  <semantics>
    <mo stretchy="false">⋮</mo>
    <annotation encoding="StarMath 5.0"> dotsvert </annotation>
  </semantics>
</math>
</file>

<file path=Object 13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4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5/content.xml><?xml version="1.0" encoding="utf-8"?>
<math xmlns="http://www.w3.org/1998/Math/MathML" display="block">
  <semantics>
    <msub>
      <mi>t</mi>
      <msub>
        <mi>h</mi>
        <mn>2</mn>
      </msub>
    </msub>
    <annotation encoding="StarMath 5.0">t_{ h_2 }

</annotation>
  </semantics>
</math>
</file>

<file path=Object 16/content.xml><?xml version="1.0" encoding="utf-8"?>
<math xmlns="http://www.w3.org/1998/Math/MathML" display="block">
  <semantics>
    <mo stretchy="false">⋮</mo>
    <annotation encoding="StarMath 5.0"> dotsvert 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/content.xml><?xml version="1.0" encoding="utf-8"?>
<math xmlns="http://www.w3.org/1998/Math/MathML" display="block">
  <semantics>
    <msub>
      <mi>x</mi>
      <mi>K</mi>
    </msub>
    <annotation encoding="StarMath 5.0">x_K
</annotation>
  </semantics>
</math>
</file>

<file path=Object 5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7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8/content.xml><?xml version="1.0" encoding="utf-8"?>
<math xmlns="http://www.w3.org/1998/Math/MathML" display="block">
  <semantics>
    <msub>
      <mi>y</mi>
      <mi>J</mi>
    </msub>
    <annotation encoding="StarMath 5.0">y_J

</annotation>
  </semantics>
</math>
</file>

<file path=Object 9/content.xml><?xml version="1.0" encoding="utf-8"?>
<math xmlns="http://www.w3.org/1998/Math/MathML" display="block">
  <semantics>
    <mo stretchy="false">⋮</mo>
    <annotation encoding="StarMath 5.0"> dotsvert </annotation>
  </semantics>
</math>
</file>